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ftware Life-Cycles and Process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oftware Development in Theory</text:p>
          </draw:text-box>
        </draw:frame>
        <draw:frame presentation:style-name="pr4" draw:layer="layout" svg:width="25.199cm" svg:height="12.179cm" svg:x="1.4cm" svg:y="4.914cm" presentation:class="subtitle">
          <draw:text-box>
            <text:p>Requirements → Analysis → Design →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oftware Development in Practi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Is considerably different</text:p>
                <text:list>
                  <text:list-item>
                    <text:p>Software professionals are human and make mistakes</text:p>
                  </text:list-item>
                  <text:list-item>
                    <text:p>Client's requirements can change while the software is being develo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Evolution-Tree Life-Cycle Model</text:p>
          </draw:text-box>
        </draw:frame>
        <draw:custom-shape draw:style-name="gr2" draw:text-style-name="P1" draw:layer="layout" svg:width="4.826cm" svg:height="2.286cm" svg:x="2.286cm" svg:y="5.334cm">
          <text:p text:style-name="P1">Requirements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.286cm" svg:y="8.382cm">
          <text:p text:style-name="P1">Analysis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.286cm" svg:y="11.43cm">
          <text:p text:style-name="P1">Design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.286cm" svg:y="14.732cm">
          <text:p text:style-name="P1">Implementation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0.762cm" svg:x="2.286cm" svg:y="18.034cm">
          <text:p text:style-name="P1">Episode 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72cm" svg:y1="7.62cm" svg:x2="4.572cm" svg:y2="8.636cm">
          <text:p/>
        </draw:line>
        <draw:line draw:style-name="gr3" draw:text-style-name="P1" draw:layer="layout" svg:x1="4.572cm" svg:y1="10.668cm" svg:x2="4.572cm" svg:y2="11.684cm">
          <text:p/>
        </draw:line>
        <draw:line draw:style-name="gr3" draw:text-style-name="P1" draw:layer="layout" svg:x1="4.572cm" svg:y1="13.716cm" svg:x2="4.572cm" svg:y2="14.732cm">
          <text:p/>
        </draw:line>
        <draw:line draw:style-name="gr3" draw:text-style-name="P1" draw:layer="layout" svg:x1="4.572cm" svg:y1="17.018cm" svg:x2="4.572cm" svg:y2="18.034cm">
          <text:p/>
        </draw:line>
        <draw:custom-shape draw:style-name="gr2" draw:text-style-name="P1" draw:layer="layout" svg:width="4.826cm" svg:height="2.286cm" svg:x="8.89cm" svg:y="5.334cm">
          <text:p text:style-name="P1">Requirements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8.89cm" svg:y="8.382cm">
          <text:p text:style-name="P1">Analysis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8.89cm" svg:y="11.43cm">
          <text:p text:style-name="P1">Design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8.89cm" svg:y="14.732cm">
          <text:p text:style-name="P1">Implementation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0.762cm" svg:x="8.89cm" svg:y="18.034cm">
          <text:p text:style-name="P1">Episode 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76cm" svg:y1="7.62cm" svg:x2="11.176cm" svg:y2="8.636cm">
          <text:p/>
        </draw:line>
        <draw:line draw:style-name="gr3" draw:text-style-name="P1" draw:layer="layout" svg:x1="11.176cm" svg:y1="10.668cm" svg:x2="11.176cm" svg:y2="11.684cm">
          <text:p/>
        </draw:line>
        <draw:line draw:style-name="gr3" draw:text-style-name="P1" draw:layer="layout" svg:x1="11.176cm" svg:y1="13.716cm" svg:x2="11.176cm" svg:y2="14.732cm">
          <text:p/>
        </draw:line>
        <draw:line draw:style-name="gr3" draw:text-style-name="P1" draw:layer="layout" svg:x1="11.176cm" svg:y1="17.018cm" svg:x2="11.176cm" svg:y2="18.034cm">
          <text:p/>
        </draw:line>
        <draw:custom-shape draw:style-name="gr2" draw:text-style-name="P1" draw:layer="layout" svg:width="4.826cm" svg:height="2.286cm" svg:x="15.748cm" svg:y="5.334cm">
          <text:p text:style-name="P1">Requirements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15.748cm" svg:y="8.382cm">
          <text:p text:style-name="P1">Analysis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15.748cm" svg:y="11.43cm">
          <text:p text:style-name="P1">Design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15.748cm" svg:y="14.732cm">
          <text:p text:style-name="P1">Implementation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0.762cm" svg:x="15.748cm" svg:y="18.034cm">
          <text:p text:style-name="P1">Episode 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034cm" svg:y1="7.62cm" svg:x2="18.034cm" svg:y2="8.636cm">
          <text:p/>
        </draw:line>
        <draw:line draw:style-name="gr3" draw:text-style-name="P1" draw:layer="layout" svg:x1="18.034cm" svg:y1="10.668cm" svg:x2="18.034cm" svg:y2="11.684cm">
          <text:p/>
        </draw:line>
        <draw:line draw:style-name="gr3" draw:text-style-name="P1" draw:layer="layout" svg:x1="18.034cm" svg:y1="13.716cm" svg:x2="18.034cm" svg:y2="14.732cm">
          <text:p/>
        </draw:line>
        <draw:line draw:style-name="gr3" draw:text-style-name="P1" draw:layer="layout" svg:x1="18.034cm" svg:y1="17.018cm" svg:x2="18.034cm" svg:y2="18.034cm">
          <text:p/>
        </draw:line>
        <draw:custom-shape draw:style-name="gr2" draw:text-style-name="P1" draw:layer="layout" svg:width="4.826cm" svg:height="2.286cm" svg:x="22.352cm" svg:y="5.334cm">
          <text:p text:style-name="P1">Requirements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2.352cm" svg:y="8.382cm">
          <text:p text:style-name="P1">Analysis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2.352cm" svg:y="11.43cm">
          <text:p text:style-name="P1">Design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286cm" svg:x="22.352cm" svg:y="14.732cm">
          <text:p text:style-name="P1">Implementation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0.762cm" svg:x="22.352cm" svg:y="18.034cm">
          <text:p text:style-name="P1">Episode 4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38cm" svg:y1="7.62cm" svg:x2="24.638cm" svg:y2="8.636cm">
          <text:p/>
        </draw:line>
        <draw:line draw:style-name="gr3" draw:text-style-name="P1" draw:layer="layout" svg:x1="24.638cm" svg:y1="10.668cm" svg:x2="24.638cm" svg:y2="11.684cm">
          <text:p/>
        </draw:line>
        <draw:line draw:style-name="gr3" draw:text-style-name="P1" draw:layer="layout" svg:x1="24.638cm" svg:y1="13.716cm" svg:x2="24.638cm" svg:y2="14.732cm">
          <text:p/>
        </draw:line>
        <draw:line draw:style-name="gr3" draw:text-style-name="P1" draw:layer="layout" svg:x1="24.638cm" svg:y1="17.018cm" svg:x2="24.638cm" svg:y2="18.034cm">
          <text:p/>
        </draw:line>
        <draw:line draw:style-name="gr4" draw:text-style-name="P1" draw:layer="layout" svg:x1="7.112cm" svg:y1="12.7cm" svg:x2="8.89cm" svg:y2="16.002cm">
          <text:p/>
        </draw:line>
        <draw:line draw:style-name="gr4" draw:text-style-name="P1" draw:layer="layout" svg:x1="7.112cm" svg:y1="9.398cm" svg:x2="15.748cm" svg:y2="12.7cm">
          <text:p/>
        </draw:line>
        <draw:line draw:style-name="gr4" draw:text-style-name="P1" draw:layer="layout" svg:x1="7.112cm" svg:y1="6.604cm" svg:x2="22.352cm" svg:y2="6.60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Waterfall Life-Cycle Model</text:p>
          </draw:text-box>
        </draw:frame>
        <draw:custom-shape draw:style-name="gr2" draw:text-style-name="P1" xml:id="id4" draw:id="id4" draw:layer="layout" svg:width="4.826cm" svg:height="2.286cm" svg:x="11.176cm" svg:y="6.096cm">
          <text:p text:style-name="P1">Requirements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826cm" svg:height="2.286cm" svg:x="11.176cm" svg:y="9.144cm">
          <text:p text:style-name="P1">Analysis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826cm" svg:height="2.286cm" svg:x="11.176cm" svg:y="12.192cm">
          <text:p text:style-name="P1">Design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826cm" svg:height="2.286cm" svg:x="11.176cm" svg:y="15.494cm">
          <text:p text:style-name="P1">Implementation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3.462cm" svg:y1="8.382cm" svg:x2="13.462cm" svg:y2="9.398cm">
          <text:p/>
        </draw:line>
        <draw:line draw:style-name="gr3" draw:text-style-name="P1" draw:layer="layout" svg:x1="13.462cm" svg:y1="11.43cm" svg:x2="13.462cm" svg:y2="12.446cm">
          <text:p/>
        </draw:line>
        <draw:line draw:style-name="gr3" draw:text-style-name="P1" draw:layer="layout" svg:x1="13.462cm" svg:y1="14.478cm" svg:x2="13.462cm" svg:y2="15.494cm">
          <text:p/>
        </draw:line>
        <draw:connector draw:style-name="gr4" draw:text-style-name="P1" draw:layer="layout" draw:type="curve" svg:x1="11.176cm" svg:y1="16.637cm" svg:x2="11.176cm" svg:y2="13.335cm" draw:start-shape="id1" draw:start-glue-point="5" draw:end-shape="id2" draw:end-glue-point="5" svg:d="m11176 16637c-751 0-751-3302 0-3302" svg:viewBox="0 0 564 3303">
          <text:p/>
        </draw:connector>
        <draw:connector draw:style-name="gr4" draw:text-style-name="P1" draw:layer="layout" draw:type="curve" svg:x1="11.176cm" svg:y1="13.335cm" svg:x2="11.176cm" svg:y2="10.287cm" draw:start-shape="id2" draw:start-glue-point="5" draw:end-shape="id3" draw:end-glue-point="5" svg:d="m11176 13335c-751 0-751-3048 0-3048" svg:viewBox="0 0 564 3049">
          <text:p/>
        </draw:connector>
        <draw:connector draw:style-name="gr4" draw:text-style-name="P1" draw:layer="layout" draw:type="curve" svg:x1="11.176cm" svg:y1="10.287cm" svg:x2="11.176cm" svg:y2="7.239cm" draw:start-shape="id3" draw:start-glue-point="5" draw:end-shape="id4" draw:end-glue-point="5" svg:d="m11176 10287c-751 0-751-3048 0-3048" svg:viewBox="0 0 564 3049">
          <text:p/>
        </draw:connector>
        <draw:frame draw:style-name="gr5" draw:layer="layout" svg:width="9.144cm" svg:height="4.523cm" svg:x="18.034cm" svg:y="6.35cm">
          <draw:text-box>
            <text:p>When faults are discovered in any step, activities halt in that step. <text:s/>Developers backtrack until they discover the source of the fault, then resume activities in the halted step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terative and Incremental life cycle model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pproximately seven requirements / chunks of the project are done at a time – makes up an increment</text:p>
              </text:list-item>
              <text:list-item>
                <text:p>Waterfall life-cycle is used on each increment</text:p>
              </text:list-item>
              <text:list-item>
                <text:p>Results in iterative incremental workflow done on the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de and fix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Works like it sounds – make version 1.0.0 and fix it until the client is satisfied</text:p>
              </text:list-item>
              <text:list-item>
                <text:p>Works with very small projects (e.g. homework) but the costs (time, money, etc.) grow unacceptably large as the project grows lar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aterfal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Documentation necessary for each and every phase</text:p>
              </text:list-item>
              <text:list-item>
                <text:p>No phase is complete until documentation for it has been completed</text:p>
              </text:list-item>
              <text:list-item>
                <text:p>Necessary for backtra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apid-Prototyping Life-Cycle Mode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Builds working subsets of the full project until the client is reasonably satisfied, then goes into full implementation phase</text:p>
              </text:list-item>
              <text:list-item>
                <text:p>Because there's already a working model, implementation is made easier, large bugs are already mostly fixed, and results in the implementation phase looking more like a polishing ph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treme Programm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From the sound of it, 2n programmers are put in a room with n computers and a client representative and build the product. <text:s/></text:p>
              </text:list-item>
              <text:list-item>
                <text:p>No individual can work overtime for two successive weeks.</text:p>
              </text:list-item>
              <text:list-item>
                <text:p>There is no special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ftware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Each phase of each process is important</text:p>
              </text:list-item>
              <text:list-item>
                <text:p>Each phase affects all the other phases</text:p>
              </text:list-item>
              <text:list-item>
                <text:p>Life-cycles are broken up like this to make it more manageable in business contex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8T09:11:31.649000000</meta:creation-date>
    <dc:date>2014-01-28T10:11:46.681000000</dc:date>
    <meta:editing-duration>PT51M58S</meta:editing-duration>
    <meta:editing-cycles>8</meta:editing-cycles>
    <meta:generator>LibreOffice/4.1.3.2$Windows_x86 LibreOffice_project/70feb7d99726f064edab4605a8ab840c50ec57a</meta:generator>
    <meta:document-statistic meta:object-count="112"/>
  </office:meta>
</office:document-meta>
</file>